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846cm"/>
    </style:style>
    <style:style style:name="Table1.B" style:family="table-column">
      <style:table-column-properties style:column-width="5.749cm"/>
    </style:style>
    <style:style style:name="Table1.A1" style:family="table-cell">
      <style:table-cell-properties fo:padding="0.097cm" fo:border="none"/>
    </style:style>
    <style:style style:name="Table2" style:family="table">
      <style:table-properties style:width="18.574cm" fo:margin-left="0cm" table:align="left"/>
    </style:style>
    <style:style style:name="Table2.A" style:family="table-column">
      <style:table-column-properties style:column-width="2.307cm"/>
    </style:style>
    <style:style style:name="Table2.B" style:family="table-column">
      <style:table-column-properties style:column-width="16.267cm"/>
    </style:style>
    <style:style style:name="Table2.A1" style:family="table-cell">
      <style:table-cell-properties fo:padding="0.097cm" fo:border-left="none" fo:border-right="none" fo:border-top="none" fo:border-bottom="0.05pt solid #000000"/>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355b64"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6f3186"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7" style:family="paragraph" style:parent-style-name="Standard">
      <style:text-properties fo:font-weight="bold" officeooo:rsid="000a1ee8" officeooo:paragraph-rsid="003b1ae9" style:font-weight-asian="bold" style:font-weight-complex="bold"/>
    </style:style>
    <style:style style:name="P8"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9"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0" style:family="paragraph" style:parent-style-name="Standard">
      <style:paragraph-properties fo:margin-left="3.81cm" fo:margin-right="0cm" fo:text-align="justify" style:justify-single-word="false" fo:text-indent="1.27cm" style:auto-text-indent="false" style:text-autospace="non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style:use-window-font-color="true" style:text-outline="false" style:text-position="0% 100%" style:font-name="TimesNewRomanPSMT" fo:font-size="12pt" fo:letter-spacing="normal" fo:font-style="normal" style:text-underline-style="solid" style:text-underline-width="auto" style:text-underline-color="font-color"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1"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2"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paragraph-properties fo:margin-left="0cm" fo:margin-right="0cm" fo:margin-top="0.3cm" fo:margin-bottom="0.199cm" style:contextual-spacing="false" fo:text-indent="0.19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officeooo:paragraph-rsid="0008aac9"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4" style:family="paragraph" style:parent-style-name="Titre_20_Noir">
      <style:text-properties officeooo:rsid="0028b0e3" officeooo:paragraph-rsid="006e2580"/>
    </style:style>
    <style:style style:name="P15" style:family="paragraph" style:parent-style-name="Titre_20_Noir">
      <style:text-properties style:font-name="Arial" fo:font-size="14pt" fo:font-weight="bold" officeooo:rsid="0040098d" officeooo:paragraph-rsid="0034ce70" style:font-name-asian="Arial-Black" style:font-size-asian="14pt" style:font-weight-asian="bold" style:font-name-complex="Arial-Black" style:font-size-complex="14pt" style:font-weight-complex="bold"/>
    </style:style>
    <style:style style:name="P16" style:family="paragraph" style:parent-style-name="Titre_20_Noir">
      <style:text-properties officeooo:paragraph-rsid="004d1898"/>
    </style:style>
    <style:style style:name="P17" style:family="paragraph" style:parent-style-name="Titre_20_Noir">
      <style:text-properties officeooo:paragraph-rsid="006e2580"/>
    </style:style>
    <style:style style:name="P18" style:family="paragraph" style:parent-style-name="Paragraphe">
      <style:paragraph-properties fo:margin-left="1.251cm" fo:margin-right="0cm" fo:text-indent="0cm" style:auto-text-indent="false"/>
      <style:text-properties officeooo:paragraph-rsid="006c4284"/>
    </style:style>
    <style:style style:name="P19" style:family="paragraph" style:parent-style-name="Paragraphe">
      <style:paragraph-properties fo:margin-left="1.251cm" fo:margin-right="0cm" fo:text-indent="0cm" style:auto-text-indent="false"/>
      <style:text-properties fo:font-weight="bold" officeooo:rsid="006bac84" officeooo:paragraph-rsid="004d1898" style:font-weight-asian="bold" style:font-weight-complex="bold"/>
    </style:style>
    <style:style style:name="P20" style:family="paragraph" style:parent-style-name="Paragraphe">
      <style:paragraph-properties fo:margin-left="1.251cm" fo:margin-right="0cm" fo:text-indent="0cm" style:auto-text-indent="false"/>
      <style:text-properties fo:font-weight="bold" officeooo:rsid="0020a5ec" officeooo:paragraph-rsid="006bac84" style:font-weight-asian="bold" style:font-weight-complex="bold"/>
    </style:style>
    <style:style style:name="P21" style:family="paragraph" style:parent-style-name="Table_20_Contents">
      <style:paragraph-properties>
        <style:tab-stops>
          <style:tab-stop style:position="15.182cm"/>
        </style:tab-stops>
      </style:paragraph-properties>
      <style:text-properties style:font-name="Arial-Black" fo:font-size="10.5pt" officeooo:paragraph-rsid="0029b695" style:font-name-asian="Arial-Black" style:font-size-asian="8pt" style:font-name-complex="Arial-Black" style:font-size-complex="8pt"/>
    </style:style>
    <style:style style:name="P22" style:family="paragraph" style:parent-style-name="Titre_20_Doré">
      <style:text-properties officeooo:paragraph-rsid="0029b695"/>
    </style:style>
    <style:style style:name="P23" style:family="paragraph" style:parent-style-name="Titre_20_Doré">
      <style:text-properties officeooo:rsid="004ac88e"/>
    </style:style>
    <style:style style:name="P24" style:family="paragraph" style:parent-style-name="Titre_20_Doré">
      <style:text-properties officeooo:paragraph-rsid="006c4284"/>
    </style:style>
    <style:style style:name="P25" style:family="paragraph" style:parent-style-name="Titre_20_Doré">
      <style:paragraph-properties fo:text-align="end" style:justify-single-word="false"/>
      <style:text-properties officeooo:rsid="000a1ee8" officeooo:paragraph-rsid="0054353d"/>
    </style:style>
    <style:style style:name="P26" style:family="paragraph" style:parent-style-name="Titre_20_Doré">
      <style:paragraph-properties fo:text-align="end" style:justify-single-word="false"/>
      <style:text-properties officeooo:rsid="000a1ee8" officeooo:paragraph-rsid="003b1ae9"/>
    </style:style>
    <style:style style:name="P27" style:family="paragraph" style:parent-style-name="Titre_20_Doré">
      <style:paragraph-properties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5.596cm"/>
        </style:tab-stops>
      </style:paragraph-properties>
      <style:text-properties officeooo:rsid="0015eb41" officeooo:paragraph-rsid="003b1ae9"/>
    </style:style>
    <style:style style:name="P28" style:family="paragraph" style:parent-style-name="Titre_20_Doré">
      <style:paragraph-properties fo:text-align="start" style:justify-single-word="false"/>
      <style:text-properties officeooo:rsid="0054353d" officeooo:paragraph-rsid="0054353d"/>
    </style:style>
    <style:style style:name="P29" style:family="paragraph" style:parent-style-name="Titre_20_Doré">
      <style:text-properties officeooo:rsid="0017a988" officeooo:paragraph-rsid="006f3186"/>
    </style:style>
    <style:style style:name="P30" style:family="paragraph" style:parent-style-name="Titre_20_Doré">
      <style:paragraph-properties fo:text-align="start" style:justify-single-word="false"/>
      <style:text-properties officeooo:rsid="0014393f" officeooo:paragraph-rsid="003b1ae9"/>
    </style:style>
    <style:style style:name="P31" style:family="paragraph" style:parent-style-name="Contact-Info">
      <style:paragraph-properties fo:text-align="end" style:justify-single-word="false"/>
      <style:text-properties fo:font-size="8pt" officeooo:paragraph-rsid="00339f4d" style:font-size-asian="8pt" style:font-size-complex="8pt"/>
    </style:style>
    <style:style style:name="P32" style:family="paragraph" style:parent-style-name="Contact-Info">
      <style:paragraph-properties fo:line-height="100%"/>
      <style:text-properties officeooo:paragraph-rsid="006bac84"/>
    </style:style>
    <style:style style:name="P33" style:family="paragraph" style:parent-style-name="Contact-Info">
      <style:paragraph-properties fo:line-height="100%"/>
      <style:text-properties officeooo:paragraph-rsid="007cf5ba"/>
    </style:style>
    <style:style style:name="P34" style:family="paragraph" style:parent-style-name="Contact-Info">
      <style:text-properties fo:font-weight="normal" officeooo:rsid="003f86f5" officeooo:paragraph-rsid="007cf5ba" style:font-weight-asian="normal" style:font-weight-complex="normal"/>
    </style:style>
    <style:style style:name="P35" style:family="paragraph" style:parent-style-name="Standard">
      <style:paragraph-properties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36" style:family="paragraph" style:parent-style-name="Titre_20_Noir">
      <style:paragraph-properties fo:break-before="page"/>
      <style:text-properties officeooo:paragraph-rsid="006c4284"/>
    </style:style>
    <style:style style:name="P37" style:family="paragraph" style:parent-style-name="Paragraphe">
      <style:text-properties officeooo:paragraph-rsid="006bac84"/>
    </style:style>
    <style:style style:name="P38" style:family="paragraph" style:parent-style-name="Paragraphe">
      <style:text-properties officeooo:paragraph-rsid="006c4284"/>
    </style:style>
    <style:style style:name="P39" style:family="paragraph" style:parent-style-name="Paragraphe">
      <style:paragraph-properties fo:text-align="end" style:justify-single-word="false"/>
      <style:text-properties officeooo:rsid="000a1ee8" officeooo:paragraph-rsid="004a65a7"/>
    </style:style>
    <style:style style:name="P40" style:family="paragraph" style:parent-style-name="Paragraphe">
      <style:paragraph-properties fo:text-align="end" style:justify-single-word="false"/>
      <style:text-properties officeooo:rsid="000a1ee8" officeooo:paragraph-rsid="0054353d"/>
    </style:style>
    <style:style style:name="P41" style:family="paragraph" style:parent-style-name="Paragraphe">
      <style:paragraph-properties fo:text-align="end" style:justify-single-word="false"/>
      <style:text-properties officeooo:rsid="000a1ee8" officeooo:paragraph-rsid="003b1ae9"/>
    </style:style>
    <style:style style:name="P42" style:family="paragraph" style:parent-style-name="Paragraphe">
      <style:paragraph-properties fo:text-align="end" style:justify-single-word="false"/>
      <style:text-properties officeooo:rsid="000a1ee8" officeooo:paragraph-rsid="006f3186"/>
    </style:style>
    <style:style style:name="P43" style:family="paragraph" style:parent-style-name="Paragraphe">
      <style:paragraph-properties fo:text-align="start" style:justify-single-word="false"/>
      <style:text-properties officeooo:rsid="000a1ee8" officeooo:paragraph-rsid="006f3186"/>
    </style:style>
    <style:style style:name="P44" style:family="paragraph" style:parent-style-name="Paragraphe">
      <style:text-properties officeooo:rsid="000f013b" officeooo:paragraph-rsid="0054353d"/>
    </style:style>
    <style:style style:name="P45" style:family="paragraph" style:parent-style-name="Paragraphe">
      <style:text-properties officeooo:rsid="000f013b" officeooo:paragraph-rsid="003b1ae9"/>
    </style:style>
    <style:style style:name="P46" style:family="paragraph" style:parent-style-name="Paragraphe">
      <style:paragraph-properties fo:text-align="end" style:justify-single-word="false"/>
      <style:text-properties officeooo:rsid="000f013b" officeooo:paragraph-rsid="004a65a7"/>
    </style:style>
    <style:style style:name="P47" style:family="paragraph" style:parent-style-name="Paragraphe">
      <style:paragraph-properties fo:text-align="end" style:justify-single-word="false"/>
      <style:text-properties officeooo:rsid="004eae23" officeooo:paragraph-rsid="003b1ae9"/>
    </style:style>
    <style:style style:name="P48" style:family="paragraph" style:parent-style-name="Paragraphe">
      <style:paragraph-properties fo:text-align="start" style:justify-single-word="false"/>
      <style:text-properties officeooo:rsid="004eae23" officeooo:paragraph-rsid="006f3186"/>
    </style:style>
    <style:style style:name="P49" style:family="paragraph" style:parent-style-name="Paragraphe">
      <style:text-properties officeooo:rsid="00594fd0" officeooo:paragraph-rsid="003b1ae9"/>
    </style:style>
    <style:style style:name="P50" style:family="paragraph" style:parent-style-name="Paragraphe">
      <style:paragraph-properties fo:text-align="end" style:justify-single-word="false"/>
      <style:text-properties officeooo:rsid="006e2580" officeooo:paragraph-rsid="006e2580"/>
    </style:style>
    <style:style style:name="P51" style:family="paragraph" style:parent-style-name="Paragraphe">
      <style:paragraph-properties fo:text-align="end" style:justify-single-word="false"/>
      <style:text-properties officeooo:rsid="006e2580" officeooo:paragraph-rsid="0054353d"/>
    </style:style>
    <style:style style:name="P52" style:family="paragraph" style:parent-style-name="Paragraphe">
      <style:text-properties officeooo:rsid="0061cca6" officeooo:paragraph-rsid="006bac84"/>
    </style:style>
    <style:style style:name="P53" style:family="paragraph" style:parent-style-name="Paragraphe">
      <style:paragraph-properties fo:text-align="start" style:justify-single-word="false"/>
      <style:text-properties officeooo:rsid="006f3186" officeooo:paragraph-rsid="0054353d"/>
    </style:style>
    <style:style style:name="P54" style:family="paragraph" style:parent-style-name="Paragraphe">
      <style:paragraph-properties fo:text-align="start" style:justify-single-word="false"/>
      <style:text-properties officeooo:rsid="0055f16e" officeooo:paragraph-rsid="0055f16e"/>
    </style:style>
    <style:style style:name="P55" style:family="paragraph" style:parent-style-name="Paragraphe">
      <style:paragraph-properties fo:text-align="end" style:justify-single-word="false"/>
      <style:text-properties officeooo:rsid="0017a988" officeooo:paragraph-rsid="006f3186"/>
    </style:style>
    <style:style style:name="P56" style:family="paragraph" style:parent-style-name="Paragraphe">
      <style:text-properties fo:font-weight="bold" style:font-weight-asian="bold" style:font-weight-complex="bold"/>
    </style:style>
    <style:style style:name="P57" style:family="paragraph" style:parent-style-name="Paragraphe">
      <style:text-properties fo:font-weight="bold" officeooo:rsid="006ffb19" officeooo:paragraph-rsid="006ffb19" style:font-weight-asian="bold" style:font-weight-complex="bold"/>
    </style:style>
    <style:style style:name="P58" style:family="paragraph" style:parent-style-name="Paragraphe">
      <style:text-properties fo:font-weight="bold" officeooo:rsid="007330d3" officeooo:paragraph-rsid="007330d3" style:font-weight-asian="bold" style:font-weight-complex="bold"/>
    </style:style>
    <style:style style:name="P59" style:family="paragraph" style:parent-style-name="Titre_20_Noir">
      <style:text-properties officeooo:rsid="0028b0e3" officeooo:paragraph-rsid="007ee59a"/>
    </style:style>
    <style:style style:name="P60" style:family="paragraph" style:parent-style-name="Titre_20_Noir">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rsid="002d8f1e" officeooo:paragraph-rsid="0029b695"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1" style:family="paragraph" style:parent-style-name="Titre_20_Noir">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rsid="007ee59a" officeooo:paragraph-rsid="007ee59a"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2" style:family="paragraph" style:parent-style-name="Titre_20_Noir">
      <style:paragraph-properties fo:break-before="page"/>
      <style:text-properties style:use-window-font-color="true" style:text-outline="false" style:text-position="0% 100%" style:font-name="TimesNewRomanPSMT" fo:font-size="12pt" fo:letter-spacing="normal" fo:font-style="normal" style:text-underline-style="none" fo:font-weight="bold" officeooo:paragraph-rsid="007cf5ba"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3" style:family="paragraph" style:parent-style-name="Paragraphe" style:list-style-name="L1">
      <style:text-properties fo:font-weight="normal" officeooo:paragraph-rsid="004d1898" style:font-weight-asian="normal" style:font-weight-complex="normal"/>
    </style:style>
    <style:style style:name="P64" style:family="paragraph" style:parent-style-name="Paragraphe" style:list-style-name="L1">
      <style:text-properties fo:font-weight="normal" officeooo:paragraph-rsid="004dbddc" style:font-weight-asian="normal" style:font-weight-complex="normal"/>
    </style:style>
    <style:style style:name="P65" style:family="paragraph" style:parent-style-name="Paragraphe" style:list-style-name="L3">
      <style:paragraph-properties fo:text-align="start" style:justify-single-word="false"/>
      <style:text-properties officeooo:rsid="004eae23" officeooo:paragraph-rsid="006f3186"/>
    </style:style>
    <style:style style:name="P66" style:family="paragraph" style:parent-style-name="Paragraphe" style:list-style-name="L2">
      <style:paragraph-properties fo:margin-left="2.501cm" fo:margin-right="0cm" fo:margin-top="0cm" fo:margin-bottom="0.199cm" style:contextual-spacing="false" fo:text-indent="-0.635cm" style:auto-text-indent="false"/>
      <style:text-properties officeooo:paragraph-rsid="006bac84"/>
    </style:style>
    <style:style style:name="T1" style:family="text">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2" style:family="text">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style:use-window-font-color="true" style:text-outline="false" style:text-position="37% 58%" style:font-name="TimesNewRomanPSMT" fo:font-size="8pt" fo:letter-spacing="normal" fo:font-style="normal" style:text-underline-style="none" fo:font-weight="bold" style:letter-kerning="false" style:font-name-asian="TimesNewRomanPSMT" style:font-size-asian="8pt" style:font-style-asian="normal" style:font-weight-asian="bold" style:font-name-complex="TimesNewRomanPSMT" style:font-size-complex="8pt" style:font-style-complex="normal" style:font-weight-complex="bold"/>
    </style:style>
    <style:style style:name="T4" style:family="text">
      <style:text-properties officeooo:rsid="000d8bda"/>
    </style:style>
    <style:style style:name="T5" style:family="text">
      <style:text-properties officeooo:rsid="000f72c0"/>
    </style:style>
    <style:style style:name="T6" style:family="text">
      <style:text-properties officeooo:rsid="001635cb"/>
    </style:style>
    <style:style style:name="T7" style:family="text">
      <style:text-properties officeooo:rsid="00170688"/>
    </style:style>
    <style:style style:name="T8" style:family="text">
      <style:text-properties fo:font-weight="bold" style:font-weight-asian="bold" style:font-weight-complex="bold"/>
    </style:style>
    <style:style style:name="T9" style:family="text">
      <style:text-properties fo:font-weight="bold" officeooo:rsid="0020a5ec" style:font-weight-asian="bold" style:font-weight-complex="bold"/>
    </style:style>
    <style:style style:name="T10" style:family="text">
      <style:text-properties fo:font-weight="bold" officeooo:rsid="004dbddc" style:font-weight-asian="bold" style:font-weight-complex="bold"/>
    </style:style>
    <style:style style:name="T11" style:family="text">
      <style:text-properties fo:font-weight="bold" officeooo:rsid="001aa2b8" style:font-weight-asian="bold" style:font-weight-complex="bold"/>
    </style:style>
    <style:style style:name="T12" style:family="text">
      <style:text-properties fo:font-weight="bold" officeooo:rsid="006bac84" style:font-weight-asian="bold" style:font-weight-complex="bold"/>
    </style:style>
    <style:style style:name="T13" style:family="text">
      <style:text-properties officeooo:rsid="0021d122"/>
    </style:style>
    <style:style style:name="T14" style:family="text">
      <style:text-properties fo:font-weight="normal" officeooo:rsid="0020a5ec" style:font-weight-asian="normal" style:font-weight-complex="normal"/>
    </style:style>
    <style:style style:name="T15" style:family="text">
      <style:text-properties fo:font-weight="normal" officeooo:rsid="0021d122" style:font-weight-asian="normal" style:font-weight-complex="normal"/>
    </style:style>
    <style:style style:name="T16" style:family="text">
      <style:text-properties fo:font-weight="normal" officeooo:rsid="00228952" style:font-weight-asian="normal" style:font-weight-complex="normal"/>
    </style:style>
    <style:style style:name="T17" style:family="text">
      <style:text-properties fo:font-weight="normal" officeooo:rsid="00329218" style:font-weight-asian="normal" style:font-weight-complex="normal"/>
    </style:style>
    <style:style style:name="T18" style:family="text">
      <style:text-properties fo:font-weight="normal" officeooo:rsid="0034aaa6" style:font-weight-asian="normal" style:font-weight-complex="normal"/>
    </style:style>
    <style:style style:name="T19" style:family="text">
      <style:text-properties fo:font-weight="normal" officeooo:rsid="0027773b" style:font-weight-asian="normal" style:font-weight-complex="normal"/>
    </style:style>
    <style:style style:name="T20" style:family="text">
      <style:text-properties fo:font-weight="normal" officeooo:rsid="00100f7a" style:font-weight-asian="normal" style:font-weight-complex="normal"/>
    </style:style>
    <style:style style:name="T21" style:family="text">
      <style:text-properties fo:font-weight="normal" officeooo:rsid="0031a684" style:font-weight-asian="normal" style:font-weight-complex="normal"/>
    </style:style>
    <style:style style:name="T22" style:family="text">
      <style:text-properties fo:font-weight="normal" officeooo:rsid="0019b229" style:font-weight-asian="normal" style:font-weight-complex="normal"/>
    </style:style>
    <style:style style:name="T23" style:family="text">
      <style:text-properties fo:font-weight="normal" officeooo:rsid="000641fc" style:font-weight-asian="normal" style:font-weight-complex="normal"/>
    </style:style>
    <style:style style:name="T24" style:family="text">
      <style:text-properties fo:font-weight="normal" officeooo:rsid="003a9c1c" style:font-weight-asian="normal" style:font-weight-complex="normal"/>
    </style:style>
    <style:style style:name="T25" style:family="text">
      <style:text-properties fo:font-weight="normal" officeooo:rsid="004d1898" style:font-weight-asian="normal" style:font-weight-complex="normal"/>
    </style:style>
    <style:style style:name="T26" style:family="text">
      <style:text-properties fo:font-weight="normal" officeooo:rsid="006bac84" style:font-weight-asian="normal" style:font-weight-complex="normal"/>
    </style:style>
    <style:style style:name="T27" style:family="text">
      <style:text-properties fo:font-weight="normal" officeooo:rsid="003b720c" style:font-weight-asian="normal" style:font-weight-complex="normal"/>
    </style:style>
    <style:style style:name="T28" style:family="text">
      <style:text-properties fo:font-weight="normal" officeooo:rsid="006e2580" style:font-weight-asian="normal" style:font-weight-complex="normal"/>
    </style:style>
    <style:style style:name="T29" style:family="text">
      <style:text-properties fo:font-weight="normal" officeooo:rsid="007e8a28" style:font-weight-asian="normal" style:font-weight-complex="normal"/>
    </style:style>
    <style:style style:name="T30" style:family="text">
      <style:text-properties fo:font-weight="normal" officeooo:rsid="007ee59a" style:font-weight-asian="normal" style:font-weight-complex="normal"/>
    </style:style>
    <style:style style:name="T31" style:family="text">
      <style:text-properties officeooo:rsid="004d1898"/>
    </style:style>
    <style:style style:name="T32" style:family="text">
      <style:text-properties officeooo:rsid="004dbddc"/>
    </style:style>
    <style:style style:name="T33" style:family="text">
      <style:text-properties officeooo:rsid="0054353d"/>
    </style:style>
    <style:style style:name="T34" style:family="text">
      <style:text-properties officeooo:rsid="0059df82"/>
    </style:style>
    <style:style style:name="T35" style:family="text">
      <style:text-properties officeooo:rsid="005b61ec"/>
    </style:style>
    <style:style style:name="T36" style:family="text">
      <style:text-properties officeooo:rsid="0013d658"/>
    </style:style>
    <style:style style:name="T37" style:family="text">
      <style:text-properties officeooo:rsid="006bac84"/>
    </style:style>
    <style:style style:name="T38" style:family="text">
      <style:text-properties officeooo:rsid="001d33cc"/>
    </style:style>
    <style:style style:name="T39" style:family="text">
      <style:text-properties officeooo:rsid="0008aac9"/>
    </style:style>
    <style:style style:name="T40" style:family="text">
      <style:text-properties officeooo:rsid="004fde06"/>
    </style:style>
    <style:style style:name="T41" style:family="text">
      <style:text-properties officeooo:rsid="006ffb19"/>
    </style:style>
    <style:style style:name="T42" style:family="text">
      <style:text-properties officeooo:rsid="00705c26"/>
    </style:style>
    <style:style style:name="T43" style:family="text">
      <style:text-properties officeooo:rsid="0071fa41"/>
    </style:style>
    <style:style style:name="T44" style:family="text">
      <style:text-properties officeooo:rsid="00772576"/>
    </style:style>
    <style:style style:name="T45" style:family="text">
      <style:text-properties officeooo:rsid="00779d25"/>
    </style:style>
    <style:style style:name="T46" style:family="text">
      <style:text-properties officeooo:rsid="00793f59"/>
    </style:style>
    <style:style style:name="T47" style:family="text">
      <style:text-properties officeooo:rsid="007cf5ba"/>
    </style:style>
    <style:style style:name="T48" style:family="text">
      <style:text-properties officeooo:rsid="007ee59a"/>
    </style:style>
    <style:style style:name="T49" style:family="text">
      <style:text-properties fo:color="#000000" style:font-name="Arial1" fo:font-size="10pt" style:font-name-asian="Arial-Black" style:font-size-asian="8pt" style:font-name-complex="Arial-Black" style:font-size-complex="8pt"/>
    </style:style>
    <style:style style:name="T50" style:family="text">
      <style:text-properties fo:color="#000000" style:font-name="Arial1" fo:font-size="10pt" fo:font-weight="normal" style:font-name-asian="Arial-Black" style:font-size-asian="8pt" style:font-weight-asian="normal" style:font-name-complex="Arial-Black" style:font-size-complex="8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urriculum Vitae</text:p>
      <table:table table:name="Table1" table:style-name="Table1">
        <table:table-column table:style-name="Table1.A"/>
        <table:table-column table:style-name="Table1.B"/>
        <table:table-row>
          <table:table-cell table:style-name="Table1.A1" office:value-type="string">
            <text:p text:style-name="P32"><text:span text:style-name="T8">Profil Linkedin </text:span><text:span text:style-name="T11">(contient beaucoup plus de détails)</text:span><text:span text:style-name="T8"> : </text:span><text:line-break/><text:a xlink:type="simple" xlink:href="http://www.linkedin.com/pub/david-gagnon/28/a1/466/fr"><text:span text:style-name="T26">http://www.linkedin.com/pub/david-gagnon/28/a1/466/fr</text:span></text:a></text:p>
            <text:p text:style-name="P33"><text:span text:style-name="T8">Courriel :</text:span><text:line-break/><text:a xlink:type="simple" xlink:href="mailto:toogreen@gmail.com"><text:span text:style-name="T23">toogreen@gmail.com</text:span></text:a></text:p>
          </table:table-cell>
          <table:table-cell table:style-name="Table1.A1" office:value-type="string">
            <text:p text:style-name="P31"><text:span text:style-name="T8">David Gagnon</text:span><text:line-break/><text:span text:style-name="T25">8340, ave de Chateaubriand<text:line-break/>H2P 2A1, Montréal</text:span><text:span text:style-name="T20"><text:line-break/></text:span><text:span text:style-name="T12">Maison</text:span><text:span text:style-name="T21">: (</text:span><text:span text:style-name="T25">438</text:span><text:span text:style-name="T21">) </text:span><text:span text:style-name="T25">383</text:span><text:span text:style-name="T22">-</text:span><text:span text:style-name="T25">3600</text:span><text:span text:style-name="T22"><text:line-break/></text:span><text:span text:style-name="T12">Mobile</text:span><text:span text:style-name="T22">: (438) 985-5500</text:span></text:p>
          </table:table-cell>
        </table:table-row>
      </table:table>
      <text:p text:style-name="Titre_20_Noir">Profil<text:span text:style-name="T7">e</text:span></text:p>
      <text:p text:style-name="P37">Honnête et fiable, autodidacte, soif d’apprendre et capable de m’adapter aux changements. Passionné d’informatique signifie toujours à jour et au courant des dernières nouveautées. Expert en logiciels libres et Linux. Connaissance accrue des différentes technologies et systèmes, incluant UNIX/Linux, Mac OS X, Windows, Android, iOS, BSD. Je recherche un endroit de travail dynamique et un environnement “high-tech” dans lequel je pourrai pleinement m’épanouir, apprendre du nouveau chaque jour et faire profiter de mes connaissances et qualitées techniques. Je suis <text:span text:style-name="T36">entre autres</text:span> un passionné de Linux et l’utilise depuis 1997. Toujours soif d’en apprendre plus pour mieux le maîtriser. </text:p>
      <text:p text:style-name="P16">Exp<text:span text:style-name="T6">e</text:span>rience</text:p>
      <text:p text:style-name="P23">Softvoyage – Novembr<text:span text:style-name="T37">e</text:span> 2012 à<text:span text:style-name="T35"> Mars 2014</text:span></text:p>
      <text:p text:style-name="P52">Web Designer et Développeur CSS/jQuery/HTML5. Je fais du design graphique de manière générale ainsi que du développement HTML5 et design UI avec un focus spécial sur les appareils mobile et le « responsive design ». Plus récemment commencé à développer des applications internes à l'aide de PHP and MySQL/MariaDB.</text:p>
      <text:p text:style-name="P19">Quelques projets en lien avec la position ci-haut :</text:p>
      <text:list xml:id="list5425745020226903803" text:style-name="L1">
        <text:list-item>
          <text:p text:style-name="P63"><text:span text:style-name="T12">Portail principal de Softvoyage</text:span><text:span text:style-name="T31"> (</text:span><text:a xlink:type="simple" xlink:href="http://www.softvoyage.com/"><text:span text:style-name="T31">www.softvoyage.com</text:span></text:a><text:span text:style-name="T31">)<text:line-break/>Basé sur un design existant, j'ai adapté l'interface pour Wordpress et créé les fonctionnalités jQuery, etc.</text:span></text:p>
        </text:list-item>
        <text:list-item>
          <text:p text:style-name="P64"><text:span text:style-name="T12">Carte des fêtes interactive en HTML5</text:span><text:span text:style-name="T32"> (</text:span><text:a xlink:type="simple" xlink:href="http://holidays.softvoyage.com/"><text:span text:style-name="T32">holidays.softvoyage.com</text:span></text:a><text:span text:style-name="T32">)<text:line-break/>Une carte de bons souhaits pour les clients créé entièrement « à bras » à l'aide des technologies HTML5/CSS3 et jQuery et d'un éditeur texte. J'ai créé autant le design graphique que le code derrière, à l'exception des particules de neige que j'ai emprunté ailleurs.</text:span></text:p>
        </text:list-item>
        <text:list-item>
          <text:p text:style-name="P64"><text:span text:style-name="T10">AvenirMD</text:span><text:span text:style-name="T32"> (</text:span><text:a xlink:type="simple" xlink:href="http://www.avenirmd.com/"><text:span text:style-name="T32">www.avenirmd.com</text:span></text:a><text:span text:style-name="T32">)<text:line-break/>Un « side project », bâti en Wordpress basé sur un template que j'ai grandement modifié à l'aide de PHP et jQuery.</text:span></text:p>
        </text:list-item>
      </text:list>
      <text:p text:style-name="Titre_20_Doré">Shanghai <text:span text:style-name="T5">U</text:span>nited <text:span text:style-name="T5">I</text:span>nternational <text:span text:style-name="T5">S</text:span>chool — 2004-2012</text:p>
      <text:p text:style-name="P37">Coordinateur<text:span text:style-name="T4"> et facilitateur</text:span> pour une série d’écoles de Shanghai (pour le “Xiehe Education Group”). J’y ai agit en tant qu’administrateur, <text:span text:style-name="T4">facilitateur et</text:span> formateur, entre autres. Mes tâches incluaient la maintenance des infrastructures TI entre les différents campus, l’administration des serveurs web, bases de données, serveurs e-mail, FTP, applications web, etc. J’ai aussi mis-en-place un système d’enseignement à distance (Moodle) et développé quelques applications web pour l’administration (PHP+MySQL). Par-dessus tout çelà, je donnais aussi du soutien technique et de la formation aux enseignants <text:span text:style-name="T4">et étudiants</text:span>, ainsi que pratiquer l’enseignement de l’informatique à des élèves du primaire <text:span text:style-name="T4">et secondaire. J'ai suivi les programmes IB, IPC et National English Curriculum. Vous pouvez d'ailleurs consulter quelques certificats de participation à des « workshops » de l'organisation IB  </text:span><text:a xlink:type="simple" xlink:href="https://www.dropbox.com/sh/hh6ixhzowx8kle7/EMoi0MtSi-"><text:span text:style-name="T4">en cliquant ici.</text:span></text:a><text:span text:style-name="T4"> </text:span></text:p>
      <text:p text:style-name="P20">Projets et réalisations en lien avec l'emploi ci-haut : </text:p>
      <text:list xml:id="list8085295968920694965" text:style-name="L2">
        <text:list-item>
          <text:p text:style-name="P66"><text:a xlink:type="simple" xlink:href="http://www.linkedin.com/redir/redirect?url=http%3A%2F%2Fwww%2Esuis%2Ecom%2Ecn%2F&amp;urlhash=3zmG">Portail principal du groupe É</text:a><text:a xlink:type="simple" xlink:href="http://www.linkedin.com/redir/redirect?url=http%3A%2F%2Fwww%2Esuis%2Ecom%2Ecn%2F&amp;urlhash=3zmG"><text:span text:style-name="T38">ducatif</text:span></text:a><text:a xlink:type="simple" xlink:href="http://www.linkedin.com/redir/redirect?url=http%3A%2F%2Fwww%2Esuis%2Ecom%2Ecn%2F&amp;urlhash=3zmG"> "Xiehe"</text:a><text:line-break/>J'ai mis en place, conçu et administré ce site web basé sur Drupal jusqu'à juin 2012. Il commence maintenant à se dégrader depuis que je ne suis plus là pour maintenir sa qualité, mais il avait pas mal plus fière allure avant!</text:p>
        </text:list-item>
        <text:list-item>
          <text:p text:style-name="P66"><text:a xlink:type="simple" xlink:href="http://www.linkedin.com/redir/redirect?url=http%3A%2F%2Fwww%2Esuis%2Ecom%2Ecn%2Flms%2F&amp;urlhash=HK9g">Mise en place du système d'éducation à distance pour SUIS </text:a><text:line-break/>J'ai monté et mise en place le serveur Linux (Debian), puis installé et administré le système basé sur Moodle jusqu'en juin 2012. J'ais mis à jour et à niveau tout le système plusieurs fois depuis son installation en 2005. Veuillez noter que l'apparence actuelle du site ne réflète pas nécessairement le travail que j'ai fait puisque je ne suis plus à sa charge.  </text:p>
        </text:list-item>
        <text:list-item>
          <text:p text:style-name="P66"><text:a xlink:type="simple" xlink:href="http://www.linkedin.com/redir/redirect?url=https%3A%2F%2Fdocs%2Egoogle%2Ecom%2Fopen%3Fid%3D0B22ydAZ7kz_NbEZrMHE0UEhCNmM&amp;urlhash=CB9H">Base de données des étudiants et système de bulletins automatisé </text:a><text:line-break/>J'ai aidé à créer et maintenir une application web en PHP/MySQL, pour storer l'information sur les étudiants, incluant les absences, les autobus, l'information médicale, les commentaires, bulletins, etc. J'ai entièrement créé à partir de ce dernier le système de bulletins en utilisant mes connaissances en PHP, HTML et MySQL.  </text:p>
        </text:list-item>
        <text:list-item>
          <text:p text:style-name="P66"><text:a xlink:type="simple" xlink:href="http://www.linkedin.com/redir/redirect?url=https%3A%2F%2Fdocs%2Egoogle%2Ecom%2Fopen%3Fid%3D0B22ydAZ7kz_NOTg5V3RSeTRJZW8&amp;urlhash=v7VF">Système de chargement et de stockage portatif des bloc-notes </text:a><text:line-break/>J'ai conçu un système pour stocker les bloc-notes qui permet de les charger tout en gardant le tout mobile pour le déplacer d'une classe à l'autre. Mon concept a été réalisé et est présentement en utilisation au campus de Shangyin.</text:p>
        </text:list-item>
        <text:list-item>
          <text:p text:style-name="P66"><text:a xlink:type="simple" xlink:href="http://www.linkedin.com/redir/redirect?url=http%3A%2F%2Fwww%2Esuis%2Ecom%2Ecn%2Fphpsysinfo&amp;urlhash=CacL">Mise en place et administration de serveurs LAMP (Debian, </text:a><text:a xlink:type="simple" xlink:href="http://www.linkedin.com/redir/redirect?url=http%3A%2F%2Fwww%2Esuis%2Ecom%2Ecn%2Fphpsysinfo&amp;urlhash=CacL"><text:span text:style-name="T46">Ubuntu</text:span></text:a><text:a xlink:type="simple" xlink:href="http://www.linkedin.com/redir/redirect?url=http%3A%2F%2Fwww%2Esuis%2Ecom%2Ecn%2Fphpsysinfo&amp;urlhash=CacL">) qui roulent les services web (Apache), </text:a><text:a xlink:type="simple" xlink:href="http://www.linkedin.com/redir/redirect?url=http%3A%2F%2Fwww%2Esuis%2Ecom%2Ecn%2Fphpsysinfo&amp;urlhash=CacL"><text:span text:style-name="T45">serveur de </text:span></text:a><text:a xlink:type="simple" xlink:href="http://www.linkedin.com/redir/redirect?url=http%3A%2F%2Fwww%2Esuis%2Ecom%2Ecn%2Fphpsysinfo&amp;urlhash=CacL">courriel (postfix+courier) ainsi que les serveurs de fichiers (Samba</text:a><text:a xlink:type="simple" xlink:href="http://www.linkedin.com/redir/redirect?url=http%3A%2F%2Fwww%2Esuis%2Ecom%2Ecn%2Fphpsysinfo&amp;urlhash=CacL"><text:span text:style-name="T44">) et un serveur Red Hat gérant des tablettes Android.</text:span></text:a> <text:s/><text:line-break/>J'ai mis-en-place tous les serveurs Linux de l'école, lesquels servaient à gérer les sites et applications web, ainsi que le système de courriel original pour toutes les écoles, basé sur Postfix et Courier. <text:span text:style-name="T44">J'ai aussi mis en place peu avant mon départ un serveur Red Hat.</text:span></text:p>
        </text:list-item>
        <text:list-item>
          <text:p text:style-name="P66"><text:a xlink:type="simple" xlink:href="http://www.linkedin.com/redir/redirect?url=http%3A%2F%2Fwww%2Eaccessitsoftware%2Ecom%2F&amp;urlhash=-7u_">Installation et configuration du système Access-It pour gérer la bibliothèque et autres ressources </text:a><text:line-break/>J'ai procédé à l'installation et la configuration du système de gestion de bibliothèque et de ressources "Access-It" sur les serveurs Linux ainsi que la base de donnée requise.</text:p>
        </text:list-item>
      </text:list>
      <text:p text:style-name="P24"><text:span text:style-name="T39">P</text:span>igiste — 2003-2004</text:p>
      <text:p text:style-name="P38">Design et dévelopement web, ainsi qu’enseignement de l’anglais pour différentes écoles à travers Shanghai.</text:p>
      <text:p text:style-name="P18"><text:span text:style-name="T9">Projets : </text:span>wonderful-earth.com, <text:span text:style-name="T13">photojournaliste.ca, iqi.com, xlnt.com, logos corpos, et plus. <text:s/></text:span></text:p>
      <text:p text:style-name="P24">Propage <text:span text:style-name="T5">T</text:span>echnologies <text:span text:style-name="T5">I</text:span>nteractives — 1999-2002</text:p>
      <text:p text:style-name="P38">Infographiste, intégrateur, programmeur et webmaster à temps plein. Utilisé les technologies HTML, PHP, ASP, ainsi que des logiciels comme Dreamweaver, Flash, et bien plus encore. Mais j’ai appris le HTML dans un éditeur texte donc je peux travailler sans leur aide. Travaillé sous environnements Windows et Linux.</text:p>
      <text:p text:style-name="P18"><text:span text:style-name="T9">Projets : </text:span><text:span text:style-name="T17">vallee.ca, </text:span><text:span text:style-name="T14">novabus.com, </text:span><text:span text:style-name="T15">garaga.com, ver-mac.com, </text:span><text:span text:style-name="T16">ateq.qc.ca, camps-odyssee.com, daaquam.com, <text:s text:c="4"/>sportsmontreal.com, </text:span><text:span text:style-name="T18">le1000.com,</text:span><text:span text:style-name="T16"> </text:span><text:span text:style-name="T27">et bien plus</text:span><text:span text:style-name="T19">!</text:span></text:p>
      <text:p text:style-name="P24"><text:span text:style-name="T5">P</text:span>igiste — 1997-1999</text:p>
      <text:p text:style-name="P38">Pigiste pour différents projets web ainsi que design et production de documents et publications imprimées. </text:p>
      <text:p text:style-name="P36">Éducation</text:p>
      <text:p text:style-name="P38"><text:span text:style-name="T8">Centre de formation professionnelle de Rochebelle — DEP, 1997-1999 </text:span><text:line-break/>DEP en Infographie (Préparation à l’impression). Étudié et pratiqué l’infographie pré-presse ainsi que le  design web et multimédia, incluant un stage dans une entreprise multimédia de Québec (SillyWeb).</text:p>
      <text:p text:style-name="P17"><text:span text:style-name="T39">Q</text:span>ualifications et compétences<text:line-break/></text:p>
      <table:table table:name="Table2" table:style-name="Table2">
        <table:table-column table:style-name="Table2.A"/>
        <table:table-column table:style-name="Table2.B"/>
        <table:table-row>
          <table:table-cell table:style-name="Table2.A1" office:value-type="string">
            <text:p text:style-name="P56">Administrateur Système </text:p>
          </table:table-cell>
          <table:table-cell table:style-name="Table2.A1" office:value-type="string">
            <text:p text:style-name="Paragraphe">Administration de serveurs Linux/UNIX. Amazon EC2, Debian, <text:span text:style-name="T44">Ubuntu,</text:span> <text:span text:style-name="T44">Red Hat, CentOS,</text:span> LAMP, Moodle, Postfix, Courier, Scripts Bash, BIND, etc. Presque 10 ans d'expérience à administrer différent serveurs et clients dans une école primaire de Shanghai, incluant 3 laps (90+ clients) composés de machines Linux et Mac OS X. Administré différents serveurs de fichiers (Samba+NFS) ainsi qu'un serveur de courriel (postfix+courier) et plusieurs serveurs web (LAMP stack). Toujours faim d'en apprendre plus, j'ai récemment acquis la certification « Linux Essentials » de LPI et je travaille présentement à acquérir mes certifications LPIC-1 et LPIC-2. </text:p>
          </table:table-cell>
        </table:table-row>
        <table:table-row>
          <table:table-cell table:style-name="Table2.A1" office:value-type="string">
            <text:p text:style-name="P56">Enseignant</text:p>
          </table:table-cell>
          <table:table-cell table:style-name="Table2.A1" office:value-type="string">
            <text:p text:style-name="Paragraphe">J’ai enseigné pendant plus de 9 ans à Shanghai. Enseignement de l’anglais puis de l’informatique à des étudiants âgées entre 5 et 14 ans. Également donné de la formation TI pour adultes sur des logiciels Open Source tels que LibreOffice et Moodle. Ayant un désir naturel et instinctif de toujours apprendre et de partager mes connaissances, mes services avaient été sollicité en tant qu’assistant du professeur durant ma formation en infographie pour mon DEP et j'ai même aidé à enseigner et préparer certains cours afin de les remettre au goût du jour.</text:p>
          </table:table-cell>
        </table:table-row>
        <table:table-row>
          <table:table-cell table:style-name="Table2.A1" office:value-type="string">
            <text:p text:style-name="P58">Gestionnaire</text:p>
          </table:table-cell>
          <table:table-cell table:style-name="Table2.A1" office:value-type="string">
            <text:p text:style-name="Paragraphe">En charge de l’informatique pour 5 different campus à travers Shanghai, <text:span text:style-name="T41">ainsi que donné des formations techniques à plusieurs enseignants vendant d'un peu partout sur la planète.</text:span></text:p>
          </table:table-cell>
        </table:table-row>
        <table:table-row>
          <table:table-cell table:style-name="Table2.A1" office:value-type="string">
            <text:p text:style-name="P56">Développeur</text:p>
          </table:table-cell>
          <table:table-cell table:style-name="Table2.A1" office:value-type="string">
            <text:p text:style-name="Paragraphe"><text:span text:style-name="T42">Bâti</text:span> des sites web et programmé des applications en ligne à <text:span text:style-name="T43">l'aide des technologies</text:span> HTML/PHP/MySQL. <text:span text:style-name="T41">Je fais un peu de back-end mais j'excelle surtout dans le front-end.</text:span></text:p>
          </table:table-cell>
        </table:table-row>
        <table:table-row>
          <table:table-cell table:style-name="Table2.A1" office:value-type="string">
            <text:p text:style-name="P56">Infographiste</text:p>
          </table:table-cell>
          <table:table-cell table:style-name="Table2.A1" office:value-type="string">
            <text:p text:style-name="Paragraphe">J’ai conçu le look de plusieurs sites web, logos corpos ainsi que documents imprimés.</text:p>
          </table:table-cell>
        </table:table-row>
        <table:table-row>
          <table:table-cell table:style-name="Table2.A1" office:value-type="string">
            <text:p text:style-name="P56">Conférencier</text:p>
          </table:table-cell>
          <table:table-cell table:style-name="Table2.A1" office:value-type="string">
            <text:p text:style-name="Paragraphe">Donné quelques conférences <text:span text:style-name="T41">et « workshops » </text:span>sur l’utilisation des logiciels libres dans le domaine scolaire.</text:p>
          </table:table-cell>
        </table:table-row>
        <table:table-row>
          <table:table-cell table:style-name="Table2.A1" office:value-type="string">
            <text:p text:style-name="P57">Visionnaire à long terme</text:p>
          </table:table-cell>
          <table:table-cell table:style-name="Table2.A1" office:value-type="string">
            <text:p text:style-name="Paragraphe">Tendance à avoir du flair pour choisir des technologies et solutions TI durables à long terme. Comme j’ai un intérêt accru pour les nouvelles technologies prometteuses et que j<text:span text:style-name="T41">'aime me tenir au courant des dernières tendances technologiques</text:span>, je crois posséder un certain <text:span text:style-name="T41">flair</text:span> pour choisir des technologies qui vont durer.</text:p>
          </table:table-cell>
        </table:table-row>
        <table:table-row>
          <table:table-cell table:style-name="Table2.A1" office:value-type="string">
            <text:p text:style-name="P56">Blogueur, <text:span text:style-name="T41">auteur</text:span></text:p>
          </table:table-cell>
          <table:table-cell table:style-name="Table2.A1" office:value-type="string">
            <text:p text:style-name="Paragraphe">J'<text:span text:style-name="T41">ai é</text:span>cris des articles hebdomadaires pour Nelson Dumais, Le Magazine (<text:a xlink:type="simple" xlink:href="http://www.nelsondumais.com/">http://www.nelsondumais.com</text:a>) <text:span text:style-name="T41">ainsi que d'autres webzines dans le passé.</text:span></text:p>
          </table:table-cell>
        </table:table-row>
        <table:table-row>
          <table:table-cell table:style-name="Table2.A1" office:value-type="string">
            <text:p text:style-name="P56">Bilingue</text:p>
          </table:table-cell>
          <table:table-cell table:style-name="Table2.A1" office:value-type="string">
            <text:p text:style-name="Paragraphe">Le français est ma langue natale, mais je suis fluent en anglais car je vis et travaille depuis longtemps dans un milieu anglophone, et je connais un peu de Mandarin/Chinois, <text:span text:style-name="T41">ainsi qu'un tout petit peu d'Espagnol.</text:span></text:p>
          </table:table-cell>
        </table:table-row>
      </table:table>
      <text:p text:style-name="P14"/>
      <text:p text:style-name="P59"/>
      <text:p text:style-name="P59">Portfolio <text:span text:style-name="T48">disponible à cet URL : </text:span></text:p>
      <text:p text:style-name="P59"><text:a xlink:type="simple" xlink:href="https://www.behance.net/gallery/4606221/Portfolio"><text:span text:style-name="T29">https://www.behance.net/gallery/4606221/Portfolio</text:span></text:a></text:p>
      <text:p text:style-name="P60"/>
      <text:p text:style-name="P61"/>
      <text:p text:style-name="P61"><text:span text:style-name="T49">Pages suivantes : </text:span><text:span text:style-name="T50">Lettre de références.</text:span></text:p>
      <text:p text:style-name="P62"/>
      <text:p text:style-name="Titre_20_Noir"/>
      <text:p text:style-name="P6"/>
      <text:p text:style-name="P5"/>
      <text:p text:style-name="P5"/>
      <text:p text:style-name="P5"/>
      <text:p text:style-name="P5"/>
      <text:p text:style-name="P5"/>
      <text:p text:style-name="P5">Reference Mr David Gagnon.</text:p>
      <text:p text:style-name="P2"/>
      <text:p text:style-name="P2"/>
      <text:p text:style-name="P13">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p>
      <text:p text:style-name="P13">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p>
      <text:p text:style-name="P13">Apart from his excellent teaching I have always been impressed with Mr Gagnons ability to visit all Xiehe campus’s to discuss ICT needs and help campus based personel at teaching and administrative levels achieve their targets.</text:p>
      <text:p text:style-name="P13">He has also on a regular basis briefed Principals as to what they should do in terms of policy and practice and has fully developed the organizational structure of Xiehe ICT facilities to meet the needs of the current century.</text:p>
      <text:p text:style-name="P13">He is a humble but very able ICT theoretician and practitioner who I fully recommend to you without reservation <text:s/>as a teacher /adviser and one who we would wish to re-employ should the opportunity offer itself.</text:p>
      <text:p text:style-name="P13">Should any further information be required please do not hesitate to request it.I recommend him to you as an excellent candidate for any post or area of Study for which he might apply</text:p>
      <text:p text:style-name="P8"/>
      <text:p text:style-name="P8"/>
      <text:p text:style-name="P8"/>
      <text:p text:style-name="P8">Yours sincerely</text:p>
      <text:p text:style-name="P8"/>
      <text:p text:style-name="P8"/>
      <text:p text:style-name="P8"/>
      <text:p text:style-name="P8"/>
      <text:p text:style-name="P9"/>
      <text:p text:style-name="P11">Dr Roger W R Morgan.</text:p>
      <text:p text:style-name="P11">Principal SUIS.Pu Dong</text:p>
      <text:p text:style-name="P11">Chief Inspector Xiehe Education.</text:p>
      <text:p text:style-name="P12"><text:span text:style-name="T1">29</text:span><text:span text:style-name="T3">th</text:span><text:span text:style-name="T1"> June 2012.</text:span></text:p>
      <text:p text:style-name="P9"/>
      <text:p text:style-name="P4"/>
      <text:p text:style-name="P35"/>
      <text:p text:style-name="P4"/>
      <text:p text:style-name="P4"/>
      <text:p text:style-name="P4"/>
      <text:p text:style-name="P4"/>
      <text:p text:style-name="P4"/>
      <text:p text:style-name="P1"><text:span text:style-name="T1">MEMO TO:</text:span><text:span text:style-name="T2"><text:tab/>Whom it may concern</text:span></text:p>
      <text:p text:style-name="P2"/>
      <text:p text:style-name="P1"><text:span text:style-name="T1">FROM:</text:span><text:span text:style-name="T2"><text:tab/>Martin Donnellan</text:span></text:p>
      <text:p text:style-name="P2"/>
      <text:p text:style-name="P1"><text:span text:style-name="T1">DATE:<text:tab/></text:span><text:span text:style-name="T2">31 August 2012</text:span></text:p>
      <text:p text:style-name="P2"/>
      <text:p text:style-name="P1"><text:span text:style-name="T1">RE:</text:span><text:span text:style-name="T2"> <text:tab/><text:tab/>David Gagnon</text:span></text:p>
      <text:p text:style-name="P2"/>
      <text:p text:style-name="P10">RE: DAVID GAGNON</text:p>
      <text:p text:style-name="P10"/>
      <text:p text:style-name="P3">I worked with David Gagnon from August 2010 when I came to Shanghai as Principal of this school. David worked as an ICT teacher across the school and as the key professional in charge of all of our IT systems and services.</text:p>
      <text:p text:style-name="P3"/>
      <text:p text:style-name="P3">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p>
      <text:p text:style-name="P3"/>
      <text:p text:style-name="P3">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p>
      <text:p text:style-name="P3"/>
      <text:p text:style-name="P3">David was one of the longest standing members of the school staff after nine years here. We were very sorry to see him go but wished him and his wife every success in their new life in Canada.</text:p>
      <text:p text:style-name="P3"/>
      <text:p text:style-name="P3">I have no hesitation in recommending him to a prospective employer. They would be receiving a mature, reflective, skilled and dedicated professional who would contribute much added value to their organization or enterprise.</text:p>
      <text:p text:style-name="P3"/>
      <text:p text:style-name="P3">I shall be happy to offer any further clarification you might require.</text:p>
      <text:p text:style-name="P3"/>
      <text:p text:style-name="P3">Martin F. Donnellan</text:p>
      <text:p text:style-name="P3">Principal, Shanghai United International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paragraph-properties fo:margin-top="0.15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10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Titre_20_Doré" style:display-name="Titre Doré" style:family="paragraph" style:parent-style-name="Standard">
      <style:paragraph-properties fo:margin-top="0.199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1" fo:font-family="Arial" style:font-style-name="Bold" style:font-family-generic="swiss" style:font-pitch="variable" fo:font-size="8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Paragraphe" style:family="paragraph" style:parent-style-name="Standard">
      <style:paragraph-properties fo:margin-top="0cm" fo:margin-bottom="0.319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family="Arial" style:font-style-name="Regular" style:font-family-generic="swiss" style:font-pitch="variable" fo:font-size="7pt" style:font-size-asian="10.5pt"/>
    </style:style>
    <style:style style:name="Contact-Info" style:family="paragraph" style:parent-style-name="Standard">
      <style:paragraph-properties fo:margin-top="0cm" fo:margin-bottom="0.15cm" style: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7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sous-titre_20_blanc" style:display-name="sous-titre blanc" style:family="paragraph" style:parent-style-name="Standard">
      <style:text-properties style:font-name="Actor" fo:font-family="Actor" style:font-style-name="Italic" style:font-pitch="variable" fo:font-style="normal" fo:font-weight="normal" style:font-size-asian="10.5pt"/>
    </style:style>
    <style:style style:name="skills" style:family="paragraph" style:parent-style-name="Paragraphe">
      <style:paragraph-properties fo:margin-top="0.199cm" fo:margin-bottom="0.319cm" style:contextual-spacing="false"/>
      <style:text-properties style:font-size-asian="10.5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857cm" fo:margin-bottom="0.97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date>2014-08-24T21:52:57.249356000</dc:date>
    <meta:editing-duration>P1DT14H1M55S</meta:editing-duration>
    <meta:editing-cycles>123</meta:editing-cycles>
    <meta:generator>LibreOffice/4.2.5.2$MacOSX_x86 LibreOffice_project/61cb170a04bb1f12e77c884eab9192be736ec5f5</meta:generator>
    <meta:document-statistic meta:table-count="2" meta:image-count="0" meta:object-count="0" meta:page-count="4" meta:paragraph-count="79" meta:word-count="1936" meta:character-count="12560" meta:non-whitespace-character-count="10674"/>
  </office:meta>
</office:document-meta>
</file>